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le1" style:family="table">
      <style:table-properties style:width="5.8069in" table:align="margins" style:writing-mode="lr-tb"/>
    </style:style>
    <style:style style:name="Table1.A" style:family="table-column">
      <style:table-column-properties style:column-width="1.4521in" style:rel-column-width="16384*"/>
    </style:style>
    <style:style style:name="Table1.C" style:family="table-column">
      <style:table-column-properties style:column-width="1.451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index_20_heading">
      <style:paragraph-properties fo:line-height="150%" fo:text-align="start" style:justify-single-word="false"/>
    </style:style>
    <style:style style:name="P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8" style:family="paragraph" style:parent-style-name="Standard">
      <style:paragraph-properties fo:line-height="150%" fo:text-align="start" style:justify-single-word="false"/>
      <style:text-properties style:font-name="Arial" fo:font-size="14pt" style:font-size-asian="14pt" style:font-size-complex="14pt"/>
    </style:style>
    <style:style style:name="P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0"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1"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2"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3"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5" style:family="paragraph" style:parent-style-name="Standard">
      <style:text-properties officeooo:paragraph-rsid="004ba148"/>
    </style:style>
    <style:style style:name="P16"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17"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8"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9" style:family="paragraph" style:parent-style-name="Normal-text-no-indention">
      <style:text-properties officeooo:rsid="000fad5d" officeooo:paragraph-rsid="000fad5d"/>
    </style:style>
    <style:style style:name="P20" style:family="paragraph" style:parent-style-name="Normal-text-no-indention">
      <style:text-properties officeooo:paragraph-rsid="002f95f6"/>
    </style:style>
    <style:style style:name="P21" style:family="paragraph" style:parent-style-name="Normal-text-no-indention">
      <style:text-properties officeooo:paragraph-rsid="004fa6e6"/>
    </style:style>
    <style:style style:name="P22" style:family="paragraph" style:parent-style-name="Normal-text">
      <style:text-properties officeooo:paragraph-rsid="00376f53"/>
    </style:style>
    <style:style style:name="P23" style:family="paragraph" style:parent-style-name="Normal-text">
      <style:text-properties officeooo:paragraph-rsid="0038f3e6"/>
    </style:style>
    <style:style style:name="P24" style:family="paragraph" style:parent-style-name="Normal-text">
      <style:text-properties fo:font-weight="bold" officeooo:paragraph-rsid="0038f3e6" style:font-weight-asian="bold" style:font-weight-complex="bold"/>
    </style:style>
    <style:style style:name="P25" style:family="paragraph" style:parent-style-name="Normal-text">
      <style:text-properties fo:font-style="italic" officeooo:paragraph-rsid="0038f3e6" style:font-style-asian="italic" style:font-style-complex="italic"/>
    </style:style>
    <style:style style:name="P26" style:family="paragraph" style:parent-style-name="Normal-text">
      <style:text-properties officeooo:paragraph-rsid="003f56d5"/>
    </style:style>
    <style:style style:name="P27" style:family="paragraph" style:parent-style-name="Normal-text">
      <style:text-properties officeooo:paragraph-rsid="00402351"/>
    </style:style>
    <style:style style:name="P28" style:family="paragraph" style:parent-style-name="Normal-text">
      <style:text-properties officeooo:paragraph-rsid="0045f68d"/>
    </style:style>
    <style:style style:name="P29" style:family="paragraph" style:parent-style-name="Normal-text">
      <style:text-properties officeooo:paragraph-rsid="00468fab"/>
    </style:style>
    <style:style style:name="P30" style:family="paragraph" style:parent-style-name="Normal-text">
      <style:text-properties officeooo:paragraph-rsid="004a34b2"/>
    </style:style>
    <style:style style:name="P31" style:family="paragraph" style:parent-style-name="Normal-text">
      <style:text-properties officeooo:paragraph-rsid="004ba148"/>
    </style:style>
    <style:style style:name="P32" style:family="paragraph" style:parent-style-name="Normal-text">
      <style:text-properties officeooo:paragraph-rsid="00127220"/>
    </style:style>
    <style:style style:name="P33" style:family="paragraph" style:parent-style-name="Normal-text">
      <style:text-properties officeooo:paragraph-rsid="004e0a70"/>
    </style:style>
    <style:style style:name="P34" style:family="paragraph" style:parent-style-name="Normal-text">
      <style:text-properties officeooo:rsid="00127220" officeooo:paragraph-rsid="00127220"/>
    </style:style>
    <style:style style:name="P35" style:family="paragraph" style:parent-style-name="Normal-text">
      <style:paragraph-properties fo:margin-left="0in" fo:margin-right="0in" fo:text-indent="0in" style:auto-text-indent="false"/>
    </style:style>
    <style:style style:name="P36" style:family="paragraph" style:parent-style-name="Normal-text">
      <style:paragraph-properties fo:margin-left="0in" fo:margin-right="0in" fo:text-indent="0in" style:auto-text-indent="false"/>
      <style:text-properties officeooo:paragraph-rsid="0044f3ae"/>
    </style:style>
    <style:style style:name="P37"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38" style:family="paragraph" style:parent-style-name="Standard">
      <style:paragraph-properties fo:margin-left="0in" fo:margin-right="0in" fo:text-indent="0.4953in" style:auto-text-indent="false"/>
      <style:text-properties officeooo:paragraph-rsid="0034529e"/>
    </style:style>
    <style:style style:name="P39" style:family="paragraph" style:parent-style-name="Bibliography_20_1">
      <style:paragraph-properties>
        <style:tab-stops/>
      </style:paragraph-properties>
    </style:style>
    <style:style style:name="P40" style:family="paragraph" style:parent-style-name="Standard" style:list-style-name="L1"/>
    <style:style style:name="P41" style:family="paragraph" style:parent-style-name="Standard">
      <style:text-properties officeooo:rsid="002d56db"/>
    </style:style>
    <style:style style:name="P42" style:family="paragraph" style:parent-style-name="Standard">
      <style:text-properties officeooo:rsid="002f062e"/>
    </style:style>
    <style:style style:name="P43" style:family="paragraph" style:parent-style-name="Standard">
      <style:paragraph-properties fo:margin-left="0in" fo:margin-right="0in" fo:text-indent="0.4953in" style:auto-text-indent="false"/>
      <style:text-properties officeooo:rsid="0025dcd7" officeooo:paragraph-rsid="0034529e"/>
    </style:style>
    <style:style style:name="P44" style:family="paragraph" style:parent-style-name="Standard">
      <style:paragraph-properties fo:margin-left="0in" fo:margin-right="0in" fo:text-indent="0in" style:auto-text-indent="false"/>
      <style:text-properties officeooo:rsid="003de4de" officeooo:paragraph-rsid="003de4de"/>
    </style:style>
    <style:style style:name="P45" style:family="paragraph" style:parent-style-name="First_20_page_3a__20_Standard" style:master-page-name="Standard">
      <style:paragraph-properties style:page-number="auto"/>
      <style:text-properties style:font-name="Arial"/>
    </style:style>
    <style:style style:name="P46" style:family="paragraph" style:parent-style-name="Normal-text" style:list-style-name="L1">
      <style:text-properties officeooo:rsid="002573ca"/>
    </style:style>
    <style:style style:name="P47" style:family="paragraph" style:parent-style-name="Normal-text">
      <style:text-properties officeooo:rsid="002f95f6" officeooo:paragraph-rsid="0034529e"/>
    </style:style>
    <style:style style:name="P48" style:family="paragraph" style:parent-style-name="Normal-text">
      <style:text-properties officeooo:rsid="0044f3ae" officeooo:paragraph-rsid="0044f3ae"/>
    </style:style>
    <style:style style:name="P49" style:family="paragraph" style:parent-style-name="Normal-text">
      <style:text-properties officeooo:rsid="003030d4" officeooo:paragraph-rsid="003030d4"/>
    </style:style>
    <style:style style:name="P50" style:family="paragraph" style:parent-style-name="Normal-text">
      <style:text-properties officeooo:rsid="0031f087" officeooo:paragraph-rsid="0034529e"/>
    </style:style>
    <style:style style:name="P51" style:family="paragraph" style:parent-style-name="Normal-text">
      <style:text-properties officeooo:rsid="0031f087" officeooo:paragraph-rsid="003ba26d"/>
    </style:style>
    <style:style style:name="P52" style:family="paragraph" style:parent-style-name="Normal-text">
      <style:text-properties officeooo:rsid="004e0a70"/>
    </style:style>
    <style:style style:name="P53" style:family="paragraph" style:parent-style-name="Normal-text">
      <style:text-properties officeooo:rsid="004e0a70" officeooo:paragraph-rsid="004e0a70"/>
    </style:style>
    <style:style style:name="P54" style:family="paragraph" style:parent-style-name="Normal-text">
      <style:text-properties officeooo:rsid="00127220" officeooo:paragraph-rsid="00127220"/>
    </style:style>
    <style:style style:name="P55" style:family="paragraph" style:parent-style-name="Normal-text">
      <style:text-properties officeooo:rsid="004fa6e6"/>
    </style:style>
    <style:style style:name="P56" style:family="paragraph" style:parent-style-name="Normal-text">
      <style:text-properties officeooo:rsid="004fa6e6" officeooo:paragraph-rsid="004fa6e6"/>
    </style:style>
    <style:style style:name="P57" style:family="paragraph" style:parent-style-name="Normal-text">
      <style:text-properties officeooo:rsid="004fa6e6" officeooo:paragraph-rsid="004fb5d2"/>
    </style:style>
    <style:style style:name="P58" style:family="paragraph" style:parent-style-name="Normal-text">
      <style:text-properties officeooo:rsid="004fa6e6" officeooo:paragraph-rsid="0051b53c"/>
    </style:style>
    <style:style style:name="P59" style:family="paragraph" style:parent-style-name="Normal-text">
      <style:text-properties officeooo:paragraph-rsid="0051b53c"/>
    </style:style>
    <style:style style:name="P60" style:family="paragraph" style:parent-style-name="Normal-text">
      <style:text-properties officeooo:paragraph-rsid="0052af4f"/>
    </style:style>
    <style:style style:name="P61" style:family="paragraph" style:parent-style-name="Normal-text">
      <style:text-properties officeooo:paragraph-rsid="0052e252"/>
    </style:style>
    <style:style style:name="P62" style:family="paragraph" style:parent-style-name="Normal-text-no-indention" style:master-page-name="Textseiten">
      <style:paragraph-properties fo:margin-left="0.4898in" fo:margin-right="0.4118in" fo:text-indent="0in" style:auto-text-indent="false" style:page-number="1"/>
      <style:text-properties fo:font-style="italic" style:font-style-asian="italic" style:font-style-complex="italic"/>
    </style:style>
    <style:style style:name="P63" style:family="paragraph" style:parent-style-name="Normal-text-no-indention">
      <style:text-properties officeooo:paragraph-rsid="0052af4f"/>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justify" style:justify-single-word="false"/>
      <style:text-properties officeooo:paragraph-rsid="0051b53c"/>
    </style:style>
    <style:style style:name="P66" style:family="paragraph" style:parent-style-name="Heading_20_1">
      <style:text-properties officeooo:rsid="00127220" officeooo:paragraph-rsid="00127220"/>
    </style:style>
    <style:style style:name="P67" style:family="paragraph" style:parent-style-name="Heading_20_1">
      <style:text-properties officeooo:rsid="004e0a70" officeooo:paragraph-rsid="004e0a70"/>
    </style:style>
    <style:style style:name="P68" style:family="paragraph" style:parent-style-name="Heading_20_1">
      <style:text-properties officeooo:paragraph-rsid="0052af4f"/>
    </style:style>
    <style:style style:name="P69" style:family="paragraph" style:parent-style-name="Heading_20_2">
      <style:text-properties officeooo:rsid="0038f3e6" officeooo:paragraph-rsid="0038f3e6"/>
    </style:style>
    <style:style style:name="P70" style:family="paragraph" style:parent-style-name="Heading_20_2">
      <style:text-properties officeooo:rsid="003f56d5"/>
    </style:style>
    <style:style style:name="T1" style:family="text">
      <style:text-properties officeooo:rsid="000b98cf"/>
    </style:style>
    <style:style style:name="T2" style:family="text">
      <style:text-properties fo:font-weight="bold" officeooo:rsid="000b98cf" style:font-weight-asian="bold" style:font-weight-complex="bold"/>
    </style:style>
    <style:style style:name="T3" style:family="text">
      <style:text-properties officeooo:rsid="0011d7a8"/>
    </style:style>
    <style:style style:name="T4" style:family="text">
      <style:text-properties officeooo:rsid="00127220"/>
    </style:style>
    <style:style style:name="T5" style:family="text">
      <style:text-properties officeooo:rsid="0014390c"/>
    </style:style>
    <style:style style:name="T6" style:family="text">
      <style:text-properties officeooo:rsid="0015d2d7"/>
    </style:style>
    <style:style style:name="T7" style:family="text">
      <style:text-properties officeooo:rsid="0015e439"/>
    </style:style>
    <style:style style:name="T8" style:family="text">
      <style:text-properties officeooo:rsid="00172fdd"/>
    </style:style>
    <style:style style:name="T9" style:family="text">
      <style:text-properties officeooo:rsid="0017b219"/>
    </style:style>
    <style:style style:name="T10" style:family="text">
      <style:text-properties officeooo:rsid="001b0a59"/>
    </style:style>
    <style:style style:name="T11" style:family="text">
      <style:text-properties officeooo:rsid="001c9913"/>
    </style:style>
    <style:style style:name="T12" style:family="text">
      <style:text-properties officeooo:rsid="001edc6c"/>
    </style:style>
    <style:style style:name="T13" style:family="text">
      <style:text-properties officeooo:rsid="001f072f"/>
    </style:style>
    <style:style style:name="T14" style:family="text">
      <style:text-properties officeooo:rsid="001f0c8b"/>
    </style:style>
    <style:style style:name="T15" style:family="text">
      <style:text-properties officeooo:rsid="0020f7c4"/>
    </style:style>
    <style:style style:name="T16" style:family="text">
      <style:text-properties officeooo:rsid="0021fa44"/>
    </style:style>
    <style:style style:name="T17" style:family="text">
      <style:text-properties officeooo:rsid="00253042"/>
    </style:style>
    <style:style style:name="T18" style:family="text">
      <style:text-properties officeooo:rsid="002573ca"/>
    </style:style>
    <style:style style:name="T19" style:family="text">
      <style:text-properties officeooo:rsid="0025dcd7"/>
    </style:style>
    <style:style style:name="T20" style:family="text">
      <style:text-properties officeooo:rsid="00275d9c"/>
    </style:style>
    <style:style style:name="T21" style:family="text">
      <style:text-properties officeooo:rsid="0028eed4"/>
    </style:style>
    <style:style style:name="T22" style:family="text">
      <style:text-properties officeooo:rsid="002a28b3"/>
    </style:style>
    <style:style style:name="T23" style:family="text">
      <style:text-properties officeooo:rsid="002aaf78"/>
    </style:style>
    <style:style style:name="T24" style:family="text">
      <style:text-properties officeooo:rsid="002b17f5"/>
    </style:style>
    <style:style style:name="T25" style:family="text">
      <style:text-properties officeooo:rsid="002b4cdb"/>
    </style:style>
    <style:style style:name="T26" style:family="text">
      <style:text-properties officeooo:rsid="002d0e1b"/>
    </style:style>
    <style:style style:name="T27" style:family="text">
      <style:text-properties officeooo:rsid="002d56db"/>
    </style:style>
    <style:style style:name="T28" style:family="text">
      <style:text-properties officeooo:rsid="002f062e"/>
    </style:style>
    <style:style style:name="T29" style:family="text">
      <style:text-properties officeooo:rsid="002f95f6"/>
    </style:style>
    <style:style style:name="T30" style:family="text">
      <style:text-properties officeooo:rsid="003030d4"/>
    </style:style>
    <style:style style:name="T31" style:family="text">
      <style:text-properties officeooo:rsid="0031f087"/>
    </style:style>
    <style:style style:name="T32" style:family="text">
      <style:text-properties officeooo:rsid="0032671b"/>
    </style:style>
    <style:style style:name="T33" style:family="text">
      <style:text-properties officeooo:rsid="0034529e"/>
    </style:style>
    <style:style style:name="T34" style:family="text">
      <style:text-properties officeooo:rsid="0036aea6"/>
    </style:style>
    <style:style style:name="T35" style:family="text">
      <style:text-properties style:text-position="super 58%" officeooo:rsid="0032671b"/>
    </style:style>
    <style:style style:name="T36" style:family="text">
      <style:text-properties officeooo:rsid="00376f53"/>
    </style:style>
    <style:style style:name="T37" style:family="text">
      <style:text-properties officeooo:rsid="0038f3e6"/>
    </style:style>
    <style:style style:name="T38" style:family="text">
      <style:text-properties officeooo:rsid="003a783a"/>
    </style:style>
    <style:style style:name="T39" style:family="text">
      <style:text-properties officeooo:rsid="003ba26d"/>
    </style:style>
    <style:style style:name="T40" style:family="text">
      <style:text-properties officeooo:rsid="003de4de"/>
    </style:style>
    <style:style style:name="T41" style:family="text">
      <style:text-properties officeooo:rsid="003f56d5"/>
    </style:style>
    <style:style style:name="T42" style:family="text">
      <style:text-properties officeooo:rsid="00402351"/>
    </style:style>
    <style:style style:name="T43" style:family="text">
      <style:text-properties officeooo:rsid="0041f3c9"/>
    </style:style>
    <style:style style:name="T44" style:family="text">
      <style:text-properties officeooo:rsid="00435d7d"/>
    </style:style>
    <style:style style:name="T45" style:family="text">
      <style:text-properties officeooo:rsid="0044f3ae"/>
    </style:style>
    <style:style style:name="T46" style:family="text">
      <style:text-properties officeooo:rsid="0045f68d"/>
    </style:style>
    <style:style style:name="T47" style:family="text">
      <style:text-properties officeooo:rsid="00468fab"/>
    </style:style>
    <style:style style:name="T48" style:family="text">
      <style:text-properties officeooo:rsid="0048548d"/>
    </style:style>
    <style:style style:name="T49" style:family="text">
      <style:text-properties fo:font-style="italic" officeooo:rsid="0048548d" style:font-style-asian="italic" style:font-style-complex="italic"/>
    </style:style>
    <style:style style:name="T50" style:family="text">
      <style:text-properties fo:font-style="normal" officeooo:rsid="0048548d" style:font-style-asian="normal" style:font-style-complex="normal"/>
    </style:style>
    <style:style style:name="T51" style:family="text">
      <style:text-properties fo:font-style="normal" officeooo:rsid="004a34b2" style:font-style-asian="normal" style:font-style-complex="normal"/>
    </style:style>
    <style:style style:name="T52" style:family="text">
      <style:text-properties officeooo:rsid="004a34b2"/>
    </style:style>
    <style:style style:name="T53" style:family="text">
      <style:text-properties officeooo:rsid="004ba148"/>
    </style:style>
    <style:style style:name="T54" style:family="text">
      <style:text-properties officeooo:rsid="004e0a70"/>
    </style:style>
    <style:style style:name="T55" style:family="text">
      <style:text-properties officeooo:rsid="004fb5d2"/>
    </style:style>
    <style:style style:name="T56" style:family="text">
      <style:text-properties officeooo:rsid="0051b53c"/>
    </style:style>
    <style:style style:name="T57" style:family="text">
      <style:text-properties officeooo:rsid="0052af4f"/>
    </style:style>
    <style:style style:name="T58" style:family="text">
      <style:text-properties officeooo:rsid="0052e252"/>
    </style:style>
    <style:style style:name="fr1" style:family="graphic" style:parent-style-name="Frame">
      <style:graphic-properties style:vertical-pos="from-top" style:shadow="none"/>
    </style:style>
    <style:style style:name="fr2" style:family="graphic" style:parent-style-name="Frame">
      <style:graphic-properties style:vertical-pos="from-top" style:horizontal-pos="from-left" style:horizontal-rel="paragraph" style:shadow="none"/>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45"><text:text-input text:description="Name of university">

</text:text-input></text:p>
      <text:p text:style-name="P9"><text:text-input text:description="Name of faculty"/></text:p>
      <text:p text:style-name="P9"><text:text-input text:description="Name of department / chair"/></text:p>
      <text:p text:style-name="P9"><text:text-input text:description="Name of professor">Bill Cox</text:text-input></text:p>
      <text:p text:style-name="P10">waywardgeek@gmail.com</text:p>
      <text:p text:style-name="P7"/>
      <text:p text:style-name="P7"><text:s/></text:p>
      <text:p text:style-name="P7"/>
      <text:p text:style-name="P6"><text:text-input text:description="Type of paper/thesis">For Consideration in the Password Hashing Competition</text:text-input></text:p>
      <text:p text:style-name="P6"/>
      <text:p text:style-name="P12"><text:text-input text:description="Title of paper">NoelKDF: 
A Compute Time and Sequential Memory Hard Key Derivation Function</text:text-input></text:p>
      <text:p text:style-name="P11"/>
      <text:p text:style-name="P6"/>
      <text:p text:style-name="P7"/>
      <text:p text:style-name="P7"/>
      <text:p text:style-name="P16"/>
      <text:p text:style-name="P13"/>
      <text:p text:style-name="P18"/>
      <text:p text:style-name="P17"><text:user-field-input text:name="Ort" text:description="Place">Chapel Hill, NC</text:user-field-input>, <text:user-field-input text:name="DatumAbgabe" text:description="Date of submission">January 2014</text:user-field-input></text:p>
      <text:p text:style-name="P8"/>
      <text:p text:style-name="P14"/>
      <text:p text:style-name="P14"/>
      <text:p text:style-name="P5"/>
      <text:p text:style-name="P62"><text:span text:style-name="T2">Abstract</text:span><text:span text:style-name="T1">. <text:s/>In recent years, </text:span><text:span text:style-name="T18">there has been a rise in offline brute-force guessing attacks against passwords based on the leaking of hashed password lists. <text:s/>Even when protected with salt, typical low entropy </text:span><text:span text:style-name="T1">passwords are being guessed using GPUs, FPGAs, and </text:span><text:span text:style-name="T15">likely </text:span><text:span text:style-name="T1">even custom ASICs. <text:s/>Scrypt demonstrated a new way to thwart theses attacks, as the first sequential-memory-hard key derivation function (KDF). <text:s/>While Scrypt forces an attacker to pay for significant amounts of memory, custom </text:span><text:span text:style-name="T18">ASICs</text:span><text:span text:style-name="T1"> can speed up Scrypt's inner loop </text:span><text:span text:style-name="T13">substantially</text:span><text:span text:style-name="T1">. <text:s/>NoelKDF is a new sequential-memory-hard KDF which is also comput</text:span><text:span text:style-name="T18">e</text:span><text:span text:style-name="T3"> </text:span><text:span text:style-name="T1">time</text:span><text:span text:style-name="T3"> </text:span><text:span text:style-name="T1">hardened through the use of sequential multiply operations. <text:s/></text:span><text:span text:style-name="T13">S</text:span><text:span text:style-name="T1">hort of </text:span><text:span text:style-name="T15">exotic technologies such as </text:span><text:span text:style-name="T1">liquid nitrogen cooling, a custom ASIC guessing core </text:span><text:span text:style-name="T13">should</text:span><text:span text:style-name="T1"> gain no more than 2X speed advantage v</text:span><text:span text:style-name="T12">ersus</text:span><text:span text:style-name="T1"> running NoelKDF on the latest CPUs. <text:s/>In addition, NoelKDF fills memory </text:span><text:span text:style-name="T13">much</text:span><text:span text:style-name="T1"> faster </text:span><text:span text:style-name="T3">than Scrypt</text:span><text:span text:style-name="T1"> on our development machine. <text:s/>NoelKDF </text:span><text:span text:style-name="T13">dramatically </text:span><text:span text:style-name="T1">increases the time*cost </text:span><text:span text:style-name="T3">per core </text:span><text:span text:style-name="T1">of custom ASIC attacks, while </text:span><text:span text:style-name="T15">mostly eliminating the time-memory trade-off (TMTO) attack </text:span><text:span text:style-name="T18">sometimes used against Scrypt</text:span><text:span text:style-name="T1">. <text:s/></text:span><text:span text:style-name="T15">Unfortunately, NoelKDF is not hardened against cache timing attacks. <text:s/>One goal of NoelKDF is to </text:span><text:span text:style-name="T45">demonstrate</text:span><text:span text:style-name="T15"> how much faster a KDF can run when cache timing attack</text:span><text:span text:style-name="T16">s</text:span><text:span text:style-name="T15"> are not taken into account.</text:span></text:p>
      <text:h text:style-name="Heading_20_1" text:outline-level="1"><text:bookmark-start text:name="__RefHeading__538_729210063"/>Introduction<text:bookmark-end text:name="__RefHeading__538_729210063"/></text:h>
      <text:p text:style-name="P19">NoelKDF is a sequential memory and compute <text:span text:style-name="T15">time </text:span>hard key derivation function that maximizes an attackers cost*time for guessing passwords. <text:s/>It supports the following features:</text:p>
      <text:list xml:id="list199426718986280288" text:style-name="L1">
        <text:list-item>
          <text:p text:style-name="P40">Insures high cost for an attacker by filling external DRAM rapidly</text:p>
        </text:list-item>
        <text:list-item>
          <text:p text:style-name="P40">Insures high runtime for an attacker through serial multiply operations</text:p>
        </text:list-item>
        <text:list-item>
          <text:p text:style-name="P40"><text:span text:style-name="T15">Mostly eliminates</text:span> time-memory <text:span text:style-name="T15">t</text:span>rade<text:span text:style-name="T15">-</text:span>off options</text:p>
        </text:list-item>
        <text:list-item>
          <text:p text:style-name="P40">Uses parallelism present on the machine for improved protection</text:p>
        </text:list-item>
        <text:list-item>
          <text:p text:style-name="P40">Adaptable from embedded applications to high end graphics cards</text:p>
        </text:list-item>
        <text:list-item>
          <text:p text:style-name="P40"><text:span text:style-name="T18">Supports client independent hash updates (“borrowed” from Catena</text:span><text:span text:style-name="T18"><text:bibliography-mark text:identifier="1" text:bibliography-type="techreport" text:author="Christian Forler, Stefan Lucks, and Jakob Wenzel" text:title="Catena: A Memory-ConsumingPassword-Scrambling Framework" text:year="2014">[1]</text:bibliography-mark></text:span><text:span text:style-name="T45">)</text:span></text:p>
        </text:list-item>
        <text:list-item>
          <text:p text:style-name="P46">Support application specific data, such as secondary authentication keys</text:p>
        </text:list-item>
      </text:list>
      <text:p text:style-name="P36"><text:span text:style-name="T15">NoelKDF </text:span><text:span text:style-name="T18">is simple and </text:span><text:span text:style-name="T15">very fast, </text:span><text:span text:style-name="T45">but</text:span><text:span text:style-name="T15"> unfortunately </text:span><text:span text:style-name="T18">is </text:span><text:span text:style-name="T15">susceptible to cache timing attacks. <text:s/></text:span><text:span text:style-name="T44">While these attacks are uncommon or non-existent today, they may become more common in the future</text:span><text:span text:style-name="T15">. <text:s/></text:span><text:span text:style-name="T17">Unlike Scrypt</text:span><text:span text:style-name="T17"><text:bibliography-mark text:identifier="2" text:bibliography-type="techreport" text:author="COLIN PERCIVAL" text:title="STRONGER KEY DERIVATION VIA SEQUENTIALMEMORY-HARD FUNCTIONS">[2]</text:bibliography-mark></text:span><text:span text:style-name="T17">, NoelKDF performs password dependent memory accesses </text:span><text:span text:style-name="T18">from the </text:span><text:span text:style-name="T19">nearly the </text:span><text:span text:style-name="T18">beginning. <text:s/></text:span><text:span text:style-name="T19">This m</text:span><text:span text:style-name="T18">ean</text:span><text:span text:style-name="T19">s</text:span><text:span text:style-name="T18"> an attacker with cache timing information about the </text:span><text:span text:style-name="T19">hashing of a specific password </text:span><text:span text:style-name="T18">can abort incorrect guesses </text:span><text:span text:style-name="T46">almost </text:span><text:span text:style-name="T19">immediately after a user selectable number of rounds of PBKDF2,</text:span><text:span text:style-name="T18"> using insignificant </text:span><text:span text:style-name="T19">amounts of </text:span><text:span text:style-name="T18">memory, </text:span><text:span text:style-name="T19">making NoelKDF no stronger than PBKDF2.</text:span></text:p>
      <text:p text:style-name="P36"><text:span text:style-name="T19">However, e</text:span><text:span text:style-name="T18">arly password dependent memory accesses enables NoelKDF to run much faster </text:span><text:span text:style-name="T19">than other memory-hard KDFs </text:span><text:span text:style-name="T18">while mostly eliminating TMTO attacks. <text:s/></text:span><text:span text:style-name="T45">The penalty for pur</text:span><text:span text:style-name="T46">e</text:span><text:span text:style-name="T45">ly cache-timing resistance seems to be approximately 3.5X. <text:s/></text:span><text:span text:style-name="T46">The reasons for this are discussed in section 3</text:span><text:span text:style-name="T45">.</text:span></text:p>
      <text:h text:style-name="P66" text:outline-level="1"><text:bookmark-start text:name="__RefHeading__540_729210063"/>Algorithm Specification<text:bookmark-end text:name="__RefHeading__540_729210063"/></text:h>
      <text:h text:style-name="P69" text:outline-level="2">Simplified NoelKDF</text:h>
      <text:p text:style-name="P20">Like Scrypt, NoelKDF performs one write and one read on average to every memory location accessed. <text:s/>This combi<text:span text:style-name="T19">n</text:span>ed with a very compute efficient non-cryptographic hash function in the inner loop makes NoelKDF very fast, and enables it to <text:span text:style-name="T19">hash</text:span> a lot of memory in a short time. <text:s/><text:span text:style-name="T29">A simpl</text:span><text:span text:style-name="T41">ified</text:span><text:span text:style-name="T29"> version of NoelKDF is:</text:span></text:p>
      <text:p text:style-name="P47"><text:soft-page-break/><draw:frame draw:style-name="fr1" draw:name="Frame1" text:anchor-type="as-char" svg:y="0.0835in" svg:width="5.2626in" draw:z-index="0"><draw:text-box fo:min-height="2.052in"><text:p text:style-name="Caption">Simplified NoelKDF:</text:p><text:p text:style-name="P38"><text:span text:style-name="T5">Input</text:span><text:span text:style-name="T6">s</text:span><text:span text:style-name="T5">: </text:span><text:span text:style-name="T19">hashlen, password</text:span><text:span text:style-name="T6">, salt, </text:span><text:span text:style-name="T27">memlen</text:span></text:p><text:p text:style-name="P38"><text:span text:style-name="T5">Output: </text:span><text:span text:style-name="T19">hash[</text:span><text:span text:style-name="T24">hash</text:span><text:span text:style-name="T19">len]</text:span></text:p><text:p text:style-name="P43"/><text:p text:style-name="P38"><text:span text:style-name="T29">mem[0 .. </text:span><text:span text:style-name="T32">hashlen-1</text:span><text:span text:style-name="T29">] = H(</text:span><text:span text:style-name="T32">hashlen, </text:span><text:span text:style-name="T29">password </text:span><text:span text:style-name="T45">+ </text:span><text:span text:style-name="T29">salt)</text:span></text:p><text:p text:style-name="P38"><text:span text:style-name="T29">value = </text:span><text:span text:style-name="T40">0</text:span></text:p><text:p text:style-name="P38"><text:span text:style-name="T32">prevAddr = </text:span><text:span text:style-name="T40">0</text:span></text:p><text:p text:style-name="P44"><text:s text:c="12"/>destAddr = hashlen</text:p><text:p text:style-name="P38"><text:span text:style-name="T29">for i = </text:span><text:span text:style-name="T40">1</text:span><text:span text:style-name="T29"> .. memlen/</text:span><text:span text:style-name="T40">hashlen</text:span><text:span text:style-name="T29">:</text:span></text:p><text:p text:style-name="P38"><text:s text:c="4"/><text:span text:style-name="T29">rand</text:span><text:span text:style-name="T19">Addr = </text:span><text:span text:style-name="T40">value</text:span><text:span text:style-name="T20"> % </text:span><text:span text:style-name="T40">i</text:span></text:p><text:p text:style-name="P38"><text:span text:style-name="T29"><text:s text:c="4"/></text:span><text:span text:style-name="T40">for j = 0 .. hashlen-1:</text:span></text:p><text:p text:style-name="P38"><text:s text:c="8"/><text:span text:style-name="T20">value </text:span><text:s/>= <text:span text:style-name="T20">value</text:span>*(<text:span text:style-name="T20">mem[</text:span><text:span text:style-name="T32">prevAddr++</text:span><text:span text:style-name="T20">]</text:span> | <text:span text:style-name="T20">3</text:span>) + <text:span text:style-name="T20">mem[</text:span><text:span text:style-name="T29">rand</text:span><text:span text:style-name="T20">Addr</text:span><text:span text:style-name="T41">++</text:span><text:span text:style-name="T20">]</text:span></text:p><text:p text:style-name="P38"><text:span text:style-name="T14"><text:s text:c="8"/></text:span><text:span text:style-name="T20">mem[</text:span><text:span text:style-name="T40">destAddr++</text:span><text:span text:style-name="T20">]</text:span><text:span text:style-name="T14"> = </text:span><text:span text:style-name="T20">value</text:span></text:p><text:p text:style-name="P37"><text:span text:style-name="T41">output</text:span><text:span text:style-name="T29"> </text:span><text:span text:style-name="T32">H(</text:span><text:span text:style-name="T41">hashlen, </text:span><text:span text:style-name="T29">mem[memlen-</text:span><text:span text:style-name="T32">hashlen .. memlen-1</text:span><text:span text:style-name="T29">] </text:span><text:span text:style-name="T45">+</text:span><text:span text:style-name="T29"> </text:span><text:span text:style-name="T32">salt)</text:span></text:p></draw:text-box><svg:title>test</svg:title><svg:desc>test</svg:desc></draw:frame></text:p>
      <text:p text:style-name="P48">The function H is a cryptographically strong hash function such as SHA-512.</text:p>
      <text:h text:style-name="P70" text:outline-level="2">Multiplication-Hard KDFs</text:h>
      <text:p text:style-name="P26"><text:span text:style-name="T31">Speeding up multiplication on custom ASICs </text:span><text:span text:style-name="T42">versus</text:span><text:span text:style-name="T31"> a modern CPUs is difficult, and unlikely to result in even a </text:span><text:span text:style-name="T42">50%</text:span><text:span text:style-name="T31"> </text:span><text:span text:style-name="T39">speed-up </text:span><text:span text:style-name="T42">without</text:span><text:span text:style-name="T31"> exotic technologies such as liquid nitrogen cooling.</text:span></text:p>
      <text:p text:style-name="P26"><text:span text:style-name="T42">NoelKDF</text:span><text:span text:style-name="T29"> fills memory with a very simple hash function that pa</text:span><text:span text:style-name="T32">s</text:span><text:span text:style-name="T29">ses the dieharder tests</text:span><text:span text:style-name="T41"> for small values of hashlen</text:span><text:span text:style-name="T29">. <text:s/>A key point is that CPU time is bounded by the multiplication </text:span><text:span text:style-name="T42">in the inner loop</text:span><text:span text:style-name="T29">. </text:span><text:span text:style-name="T32">I</text:span><text:span text:style-name="T29">t can easily be seen that each iteration depends on the previous, and that the 'value' variable must be computed </text:span><text:span text:style-name="T31">with </text:span><text:span text:style-name="T42">one </text:span><text:span text:style-name="T29">sequential </text:span><text:span text:style-name="T31">multipl</text:span><text:span text:style-name="T42">y</text:span><text:span text:style-name="T31"> </text:span><text:span text:style-name="T42">followed by one sequential </text:span><text:span text:style-name="T41">addition</text:span><text:span text:style-name="T29">. <text:s/>A lower bound on the runtime </text:span><text:span text:style-name="T30">is:</text:span></text:p>
      <text:p text:style-name="P49"><draw:frame draw:style-name="fr3" draw:name="Object1" text:anchor-type="as-char" svg:y="0.2035in" svg:width="2.2689in" svg:height="0.1902in" draw:z-index="1"><draw:object xlink:href="./Object 2" xlink:type="simple" xlink:show="embed" xlink:actuate="onLoad"/><draw:image xlink:href="./ObjectReplacements/Object 2" xlink:type="simple" xlink:show="embed" xlink:actuate="onLoad"/></draw:frame></text:p>
      <text:p text:style-name="P27"><text:span text:style-name="T31">On our development machine, a 32-bit multiply operation </text:span><text:span text:style-name="T46">has latency</text:span><text:span text:style-name="T31"> </text:span><text:span text:style-name="T46">multTime = </text:span><text:span text:style-name="T31">0.9ns. <text:s/>Hashing 2GB of data this way would require </text:span><text:span text:style-name="T42">a minimum of </text:span><text:span text:style-name="T31">0.9ns*2</text:span><text:span text:style-name="T35">31</text:span><text:span text:style-name="T31">/4 = </text:span><text:span text:style-name="T34">0</text:span><text:span text:style-name="T31">.48 seconds. <text:s/>The reference version of NoelKDF performs this calculation in </text:span><text:span text:style-name="T34">0</text:span><text:span text:style-name="T31">.69 seconds, or only 44% longer than an optimally multiplication bound loop.</text:span></text:p>
      <text:p text:style-name="P24"><text:span text:style-name="T37">Definition 1 (Multipl</text:span><text:span text:style-name="T38">ication</text:span><text:span text:style-name="T37">-Hard </text:span><text:span text:style-name="T38">Function</text:span><text:span text:style-name="T37">).</text:span></text:p>
      <text:p text:style-name="P25"><text:span text:style-name="Caption_20_characters"><text:span text:style-name="T37">A multiplication-hard </text:span></text:span><text:span text:style-name="Caption_20_characters"><text:span text:style-name="T38">function</text:span></text:span><text:span text:style-name="Caption_20_characters"><text:span text:style-name="T37"> is </text:span></text:span><text:span text:style-name="Caption_20_characters"><text:span text:style-name="T38">function that sequentially computes values using no more than a 3-to-1 ratio of sequential multiplication operations </text:span></text:span><text:span text:style-name="Caption_20_characters"><text:span text:style-name="T42">to</text:span></text:span><text:span text:style-name="Caption_20_characters"><text:span text:style-name="T38"> </text:span></text:span><text:span text:style-name="Caption_20_characters"><text:span text:style-name="T43">sequential </text:span></text:span><text:span text:style-name="Caption_20_characters"><text:span text:style-name="T38">simple operations, where simple operations are the usual </text:span></text:span><text:span text:style-name="Caption_20_characters"><text:span text:style-name="T42">single-cycle </text:span></text:span><text:span text:style-name="Caption_20_characters"><text:span text:style-name="T38">ALU operations: add, sub, </text:span></text:span><text:span text:style-name="Caption_20_characters"><text:span text:style-name="T42">XOR</text:span></text:span><text:span text:style-name="Caption_20_characters"><text:span text:style-name="T38">, </text:span></text:span><text:span text:style-name="Caption_20_characters"><text:span text:style-name="T42">ANS</text:span></text:span><text:span text:style-name="Caption_20_characters"><text:span text:style-name="T38">, </text:span></text:span><text:span text:style-name="Caption_20_characters"><text:span text:style-name="T42">OR</text:span></text:span><text:span text:style-name="Caption_20_characters"><text:span text:style-name="T38">, complement, </text:span></text:span><text:span text:style-name="Caption_20_characters"><text:span text:style-name="T42">increment, decrement</text:span></text:span><text:span text:style-name="Caption_20_characters"><text:span text:style-name="T38">, </text:span></text:span><text:span text:style-name="Caption_20_characters"><text:span text:style-name="T42">and </text:span></text:span><text:span text:style-name="Caption_20_characters"><text:span text:style-name="T38">shif</text:span></text:span><text:span text:style-name="Caption_20_characters"><text:span text:style-name="T43">t</text:span></text:span><text:span text:style-name="Caption_20_characters"><text:span text:style-name="T38">/</text:span></text:span><text:span text:style-name="Caption_20_characters"><text:span text:style-name="T43">rotate</text:span></text:span><text:span text:style-name="Caption_20_characters"><text:span text:style-name="T42">.</text:span></text:span></text:p>
      <text:p text:style-name="P28"><text:span text:style-name="T38">The reason for the choice of 3-to-1 is that no modern </text:span><text:span text:style-name="T46">Intel or AMD CPU</text:span><text:span text:style-name="T38"> </text:span><text:span text:style-name="T46">requires less than 3</text:span><text:span text:style-name="T38"> clock cycles </text:span><text:span text:style-name="T46">to compute a </text:span><text:span text:style-name="T38">32x32 multiplication, while all of the simple operations are computed in 1. <text:s/>This</text:span><text:span text:style-name="T39"> means </text:span><text:span text:style-name="T43">in a Multiplication-hard</text:span><text:span text:style-name="T39"> </text:span><text:span text:style-name="T43">function, it </text:span><text:span text:style-name="T39">may be possible to spend</text:span><text:span text:style-name="T38"> at least 50% of the compute time on multiplications, </text:span><text:span text:style-name="T39">assuming </text:span><text:span text:style-name="T42">any</text:span><text:span text:style-name="T39"> other tasks can be executed in parallel</text:span><text:span text:style-name="T38">. <text:s/>NoelKDF has a multiplication to simple operation ratio of 1-to-1. <text:s/>It does one multiply, and then one addition, sequentially in every loop. <text:s/></text:span><text:span text:style-name="T39">The other operations, including increment</text:span><text:span text:style-name="T41">s</text:span><text:span text:style-name="T39">, </text:span><text:span text:style-name="T41">OR, </text:span><text:span text:style-name="T39">and memory read and write can be done in parallel.</text:span></text:p>
      <text:p text:style-name="P50"/>
      <text:p text:style-name="P51"/>
      <text:p text:style-name="P29"><text:span text:style-name="T39">NoelKDF is also sequential-memory-hard </text:span><text:span text:style-name="T43">in the sense described in Catena</text:span><text:span text:style-name="T43"><text:bibliography-mark text:identifier="1" text:bibliography-type="techreport" text:author="Christian Forler, Stefan Lucks, and Jakob Wenzel" text:title="Catena: A Memory-ConsumingPassword-Scrambling Framework" text:year="2014">[1]</text:bibliography-mark></text:span><text:span text:style-name="T39">. <text:s/>Additional CPUs cannot significantly speed up it's computations, since the random address </text:span><text:span text:style-name="T43">computed in the outer loop cannot be known until the inner loop iteration has completed. <text:s/></text:span><text:span text:style-name="T47">If an attacker decided to cheat and use less </text:span><text:soft-page-break/><text:span text:style-name="T47">memory, he will suffer a penalty when he has to recompute the missing data, just as in Scrypt. <text:s/>Even stronger, NoelKDF memory blocks depend on not just the previous, as in Script, but </text:span><text:span text:style-name="T48">also </text:span><text:span text:style-name="T47">on a password dependent pseudo-random previous block. <text:s/></text:span><text:span text:style-name="T48">A</text:span><text:span text:style-name="T47">ttackers will have to recompute any missing input blocks </text:span><text:span text:style-name="T48">that are accessed</text:span><text:span text:style-name="T47">. <text:s/>When even ½ of memory is used by an attacker, that penalty on average will force him to recompute </text:span><text:span text:style-name="T48">1</text:span><text:span text:style-name="T47"> block for every block addressed in the future, increasing the attacker's TMTO </text:span><text:span text:style-name="T48">to 2</text:span><text:span text:style-name="T47">X vs Script's 1.5X. <text:s/>This can be seen by the case of an attacker keeping every other memory block. <text:s/>A random previous block has a 50-50 chance of being in memory, so the attacker will have to compute ½ memory block on average. <text:s/>In Scrypt, this leads to a </text:span><text:span text:style-name="T48">25</text:span><text:span text:style-name="T47">% additional computation, for a 1.</text:span><text:span text:style-name="T48">2</text:span><text:span text:style-name="T47">5X penalty. <text:s/></text:span><text:span text:style-name="T48">This is because an attacker spends half his computation in the first loop writing memory, and half in the second, reading memory. <text:s/>50% of the second loop calculations will be doubled</text:span><text:span text:style-name="T47">. <text:s/>With NoelKDF, there is also a 50-50 chance that the pseudo-random previous block is missing, leading to an additional 0.</text:span><text:span text:style-name="T48">5</text:span><text:span text:style-name="T47"> block recomputations on average, </text:span><text:span text:style-name="T48">just like Script</text:span><text:span text:style-name="T47">. <text:s/></text:span><text:span text:style-name="T48">However, t</text:span><text:span text:style-name="T47">hat block also may depend on a missing previous block, </text:span><text:span text:style-name="T48">leading to 0.25 recalculations on average</text:span><text:span text:style-name="T47">, and this series converges to 1, making the attacker's computation penalty nearly 2X. <text:s/></text:span><text:span text:style-name="T48">Thus an attacker has </text:span><text:span text:style-name="T52">about</text:span><text:span text:style-name="T48"> </text:span><text:span text:style-name="T49">the same</text:span><text:span text:style-name="T50"> time*memory for this ½ memory case, unlike Script</text:span><text:span text:style-name="T51">, where an attacker's time*memory drops to 5/8ths of what it would have been without the TMTO</text:span><text:span text:style-name="T50">.</text:span></text:p>
      <text:p text:style-name="P29"><text:span text:style-name="T47">The </text:span><text:span text:style-name="T52">NoelKDF </text:span><text:span text:style-name="T47">penalty seems to grow exponentially for attackers using less than ½ memory</text:span><text:span text:style-name="T43">. <text:s/></text:span><text:span text:style-name="T47">In comparison, a KDF that has a predictable address read pattern</text:span><text:span text:style-name="T52">s like Catena</text:span><text:span text:style-name="T47"> is able to run without saving all memory and additional CPUs can be used to compute the missing data in time for the main computation loop. <text:s/>This theoretical attack renders Catena memory-hard, but not sequential-memory hard. <text:s/>However, we believe Catena has no practical parallel CPU attack, and that attackers will suffer a great penalty when trying to save even one memory location in a Catena TMTO, </text:span><text:span text:style-name="T52">much worse than trying to save one memory location when computing Script or NoelKDF</text:span><text:span text:style-name="T47">. <text:s/>The difference in this case between memory-hard and sequential-memory-hard seems to have no practical impact, </text:span><text:span text:style-name="T52">and if anything, Catena wins over NoelKDF in TMTO.</text:span></text:p>
      <text:h text:style-name="P69" text:outline-level="2">Algorithm Enhancements</text:h>
      <text:p text:style-name="P23"><text:span text:style-name="T32">The simple version of NoelKDF has several issues that need to be </text:span><text:span text:style-name="T52">addressed</text:span><text:span text:style-name="T32"> in a deployable algorithm. <text:s/>In particular, for </text:span><text:span text:style-name="T52">small hashlen</text:span><text:span text:style-name="T32">, cache miss delays will dominate the runtime. <text:s/></text:span><text:span text:style-name="T52">Therefore NoelKDF has a separate blocklen parameter to enable high speed with short hash lengths</text:span><text:span text:style-name="T32">. <text:s/>Because NoelKDF is multiplication latency bound, it cannot fill the available memory bandwidth with a single thread, and requires either SIMD optimization, multi-threading, or both </text:span><text:span text:style-name="T34">to take full advantage of a user's machine</text:span><text:span text:style-name="T32">. <text:s/>The reference implementation does multi</text:span><text:span text:style-name="T33">-</text:span><text:span text:style-name="T32">threading, but there is no reason an optimized version could not interleave the thread memory and run efficiently with SIMD instructions.</text:span></text:p>
      <text:p text:style-name="P30"><text:span text:style-name="T34">NoelKDF also “borrows” </text:span><text:span text:style-name="T52">(stole, pilfered, swiped)</text:span><text:span text:style-name="T34"> the concept of “garlic” from Catena. <text:s/>This enables client independent updates, where the difficulty of computing a hash can be increased by a system administrator without having to know </text:span><text:span text:style-name="T52">a user's</text:span><text:span text:style-name="T34"> password. <text:s/></text:span><text:span text:style-name="T52">More about client independent updates can be found in the Catena</text:span><text:span text:style-name="T34"><text:bibliography-mark text:identifier="1" text:bibliography-type="techreport" text:author="Christian Forler, Stefan Lucks, and Jakob Wenzel" text:title="Catena: A Memory-ConsumingPassword-Scrambling Framework" text:year="2014">[1]</text:bibliography-mark></text:span><text:span text:style-name="T52"> paper.</text:span></text:p>
      <text:p text:style-name="P22"><text:span text:style-name="T34">A data input has also been added, which allows a software developer to provide application specific data such as secondary authentication keys to the hash. <text:s/>For example, when a server has a secret password specific key that is decrypted with the </text:span><text:span text:style-name="T52">server's </text:span><text:span text:style-name="T34">master key </text:span><text:span text:style-name="T52">during password authentication</text:span><text:span text:style-name="T34">, </text:span><text:span text:style-name="T52">the key can be</text:span><text:span text:style-name="T34"> added as data to the hash. <text:s/></text:span><text:span text:style-name="T52">This renders b</text:span><text:span text:style-name="T34">rute force attacks impractical to all attackers who do not have the master key. <text:s/>Similarly, if a user provides a key file, a hash of that file can be used as data, again making brute-force attacks impractical</text:span><text:span text:style-name="T36">.</text:span></text:p>
      <text:p text:style-name="P53">Finally, the prior memory block is no longer chosen uniformly random. <text:s/>Instead it follows a cube-law, reducing the average edge distance from ½ to ¼, significantly improving TMTO resistance.</text:p>
      <text:p text:style-name="P22"><text:soft-page-break/><text:span text:style-name="T36">Because NoelKDF is weak against cache timing attacks, it is advisable for a password to first be hashed with many rounds of traditional PBKDF2. <text:s/>A hashRounds parameter specifies how many iterations to perform. <text:s/>We recommend setting it to about 1% of the expected runtime, which for 2GB would be 4ms </text:span><text:span text:style-name="T37">on our development machine</text:span><text:span text:style-name="T36">, which is enough for 3,000 rounds of SHA-256. <text:s/></text:span><text:span text:style-name="T37">W</text:span><text:span text:style-name="T36">e can say that NoelKDF </text:span><text:span text:style-name="T37">is</text:span><text:span text:style-name="T36"> no easier to attack than PBKDF2 </text:span><text:span text:style-name="T37">when run with the same number of hash rounds</text:span><text:span text:style-name="T36">, even after cache timing is known. <text:s/></text:span><text:span text:style-name="T52">Even more importantly, it makes NoelKDF harder to attack than Script when an attacker has access to early leaked memory, which is a far more likely attack.</text:span></text:p>
      <text:p text:style-name="Normal-text">Given an a user's password, salt, optional <text:span text:style-name="T19">application </text:span><text:span text:style-name="T29">specific </text:span><text:span text:style-name="T19">data</text:span>, a<text:span text:style-name="T19">nd a</text:span> <text:span text:style-name="T19">PBKDF2 based </text:span>cryptographic hash function H<text:span text:style-name="T29">(</text:span><text:span text:style-name="T24">hash</text:span><text:span text:style-name="T19">len, </text:span><text:span text:style-name="T22">hashRounds, </text:span><text:span text:style-name="T5">salt</text:span><text:span text:style-name="T22">, </text:span><text:span text:style-name="T19">password</text:span><text:span text:style-name="T7">)</text:span>, the algorithm for NoelKDF is:</text:p>
      <text:p text:style-name="P31"><draw:frame draw:style-name="fr2" draw:name="NoelKDF Algorithm" text:anchor-type="as-char" svg:y="-5.5165in" svg:width="5.45in" draw:z-index="2"><draw:text-box fo:min-height="6.6161in"><text:p text:style-name="Caption">NoelKDF Algorith<text:span text:style-name="T53">m</text:span>:</text:p><text:p text:style-name="Standard"><text:span text:style-name="T5">Input</text:span><text:span text:style-name="T6">s</text:span><text:span text:style-name="T5">: </text:span><text:span text:style-name="T19">hashlen, password</text:span><text:span text:style-name="T6">, salt, </text:span><text:span text:style-name="T8">garlic, </text:span><text:span text:style-name="T19">data</text:span><text:span text:style-name="T6">, </text:span><text:span text:style-name="T27">memlen</text:span><text:span text:style-name="T25">, </text:span><text:span text:style-name="T14">blocklen</text:span><text:span text:style-name="T22">, </text:span><text:span text:style-name="T21">parallelism</text:span><text:span text:style-name="T14">, </text:span><text:span text:style-name="T22">hashRounds</text:span></text:p><text:p text:style-name="Standard"><text:span text:style-name="T5">Output: </text:span><text:span text:style-name="T19">hash[</text:span><text:span text:style-name="T24">hash</text:span><text:span text:style-name="T19">len]</text:span></text:p><text:p text:style-name="Standard"/><text:p text:style-name="Standard"><text:span text:style-name="T25">hash</text:span><text:span text:style-name="T5"> = H(</text:span><text:span text:style-name="T24">hash</text:span><text:span text:style-name="T19">len, </text:span><text:span text:style-name="T22">hashRounds, </text:span><text:span text:style-name="T5">salt </text:span><text:span text:style-name="T19">+ data</text:span><text:span text:style-name="T22">, </text:span><text:span text:style-name="T19">password</text:span><text:span text:style-name="T7">)</text:span></text:p><text:p text:style-name="P41">numblocks = memlen/(p*blocklen)</text:p><text:p text:style-name="Standard"><text:span text:style-name="T9">mem = array of </text:span><text:span text:style-name="T27">numblocks*blocklen*p</text:span><text:span text:style-name="T19">*</text:span><text:span text:style-name="T25">2^garlic</text:span><text:span text:style-name="T9"> 32-bit integers</text:span></text:p><text:p text:style-name="Standard"><text:span text:style-name="T6">for i = </text:span><text:span text:style-name="T25">0</text:span><text:span text:style-name="T6"> .. </text:span><text:span text:style-name="T9">garlic</text:span><text:span text:style-name="T6">:</text:span></text:p><text:p text:style-name="Standard"><text:span text:style-name="T6"><text:s text:c="4"/></text:span><text:span text:style-name="T22">in parallel: </text:span><text:span text:style-name="T21">for p = </text:span><text:span text:style-name="T28">0</text:span><text:span text:style-name="T21"> .. parallelism</text:span><text:span text:style-name="T28">-1</text:span><text:span text:style-name="T21">:</text:span></text:p><text:p text:style-name="Standard"><text:span text:style-name="T14"><text:s text:c="8"/></text:span><text:span text:style-name="T19">hashMemory</text:span><text:span text:style-name="T9">(</text:span><text:span text:style-name="T26">p, </text:span><text:span text:style-name="T9">mem</text:span><text:span text:style-name="T10">, </text:span><text:span text:style-name="T26">hash</text:span><text:span text:style-name="T19">, hash</text:span><text:span text:style-name="T11">len</text:span><text:span text:style-name="T13">, </text:span><text:span text:style-name="T14">blocklen, </text:span><text:span text:style-name="T19">numblocks</text:span><text:span text:style-name="T11">)</text:span></text:p><text:p text:style-name="Standard"><text:span text:style-name="T11"><text:s text:c="4"/></text:span><text:span text:style-name="T27">xorIntoHash</text:span><text:span text:style-name="T22">(</text:span><text:span text:style-name="T26">p, </text:span><text:span text:style-name="T9">mem</text:span><text:span text:style-name="T10">, </text:span><text:span text:style-name="T26">hash</text:span><text:span text:style-name="T19">, hash</text:span><text:span text:style-name="T11">len</text:span><text:span text:style-name="T13">, </text:span><text:span text:style-name="T14">blocklen, </text:span><text:span text:style-name="T19">numblocks</text:span><text:span text:style-name="T11">)</text:span></text:p><text:p text:style-name="Standard"><text:span text:style-name="T22"><text:s text:c="4"/></text:span><text:span text:style-name="T25">numblocks *= 2</text:span></text:p><text:p text:style-name="Standard"/><text:p text:style-name="Standard"><text:span text:style-name="T13">function </text:span><text:span text:style-name="T19">hashMemory</text:span><text:span text:style-name="T9">(</text:span><text:span text:style-name="T26">p, </text:span><text:span text:style-name="T28">mem, </text:span><text:span text:style-name="T26">hash</text:span><text:span text:style-name="T19">, hashlen</text:span><text:span text:style-name="T13">, </text:span><text:span text:style-name="T14">blocklen, </text:span><text:span text:style-name="T19">numblocks</text:span><text:span text:style-name="T11">):</text:span></text:p><text:p text:style-name="Standard"><text:span text:style-name="T11"><text:s text:c="4"/></text:span><text:span text:style-name="T28">start = p*numblocks*blocklen</text:span></text:p><text:p text:style-name="Standard"><text:span text:style-name="T6"><text:s text:c="4"/></text:span><text:span text:style-name="T26">mem</text:span><text:span text:style-name="T22">[</text:span><text:span text:style-name="T28">start</text:span><text:span text:style-name="T22"> .. </text:span><text:span text:style-name="T28">start+</text:span><text:span text:style-name="T26">block</text:span><text:span text:style-name="T22">len-1] = H(</text:span><text:span text:style-name="T26">block</text:span><text:span text:style-name="T22">len, 1, </text:span><text:span text:style-name="T26">p</text:span><text:span text:style-name="T23">, </text:span><text:span text:style-name="T25">hash</text:span><text:span text:style-name="T23">)</text:span></text:p><text:p text:style-name="Standard"><text:s text:c="4"/><text:span text:style-name="T19">value</text:span> = 1</text:p><text:p text:style-name="Standard"><text:s text:c="4"/><text:span text:style-name="T20">prevAddr = </text:span><text:span text:style-name="T28">start</text:span></text:p><text:p text:style-name="Standard"><text:span text:style-name="T20"><text:s text:c="4"/>toAddr = </text:span><text:span text:style-name="T28">start + </text:span><text:span text:style-name="T20">blocklen</text:span></text:p><text:p text:style-name="Standard"><text:s text:c="4"/>for i = 1 ,, numBlocks:</text:p><text:p text:style-name="Standard"><text:s text:c="8"/><text:span text:style-name="T20">distance = </text:span><text:span text:style-name="T21">(i-1)*</text:span><text:span text:style-name="T20">mem[prevAddr]^3/</text:span><text:span text:style-name="T21">(2^96)</text:span></text:p><text:p text:style-name="Standard"><text:s text:c="8"/><text:span text:style-name="T19">fromAddr = </text:span><text:span text:style-name="T21">blocklen*(i – 1 – distance)</text:span></text:p><text:p text:style-name="Standard"><text:s text:c="8"/>for j = 0 ,, block<text:span text:style-name="T20">len</text:span>:</text:p><text:p text:style-name="Standard"><text:s text:c="12"/><text:span text:style-name="T20">value </text:span><text:s/>= <text:span text:style-name="T20">value</text:span>*(<text:span text:style-name="T20">mem[prevAddr++]</text:span> | <text:span text:style-name="T20">3</text:span>) + <text:span text:style-name="T20">mem[fromAddr++]</text:span></text:p><text:p text:style-name="Standard"><text:s text:c="12"/><text:span text:style-name="T20">mem[</text:span>to<text:span text:style-name="T20">Addr</text:span>++<text:span text:style-name="T20">]</text:span> = <text:span text:style-name="T20">value</text:span></text:p><text:p text:style-name="Standard"/><text:p text:style-name="Standard"><text:span text:style-name="T27">function xorIntoHash(</text:span><text:span text:style-name="T28">p, mem</text:span><text:span text:style-name="T27">, </text:span><text:span text:style-name="T28">hash, hashlen, blocklen, numblocks</text:span><text:span text:style-name="T27">):</text:span></text:p><text:p text:style-name="P15"><text:span text:style-name="T28"><text:s text:c="4"/></text:span><text:span text:style-name="T53">value = 0</text:span></text:p><text:p text:style-name="P42"><text:s text:c="4"/>hashpos = 0</text:p><text:p text:style-name="P42"><text:s text:c="4"/>memlen = p*blocklen*numblocks</text:p><text:p text:style-name="Standard"><text:s text:c="4"/><text:span text:style-name="T27">for j = 1 .. </text:span><text:span text:style-name="T28">p*</text:span><text:span text:style-name="T27">100:</text:span></text:p><text:p text:style-name="Standard"><text:s text:c="8"/><text:span text:style-name="T53">value</text:span><text:span text:style-name="T20"> </text:span><text:span text:style-name="T53">+</text:span><text:span text:style-name="T20">= mem[</text:span><text:span text:style-name="T53">value </text:span><text:span text:style-name="T21">% </text:span><text:span text:style-name="T28">memlen</text:span><text:span text:style-name="T53">] ^ i</text:span></text:p><text:p text:style-name="Standard"><text:span text:style-name="T28"><text:s text:c="8"/>hash[hashpos++] ^= </text:span><text:span text:style-name="T53">value</text:span></text:p><text:p text:style-name="P42"><text:s text:c="8"/>if hashpos == hashlen:</text:p><text:p text:style-name="Standard"><text:span text:style-name="T28"><text:s text:c="12"/></text:span><text:span text:style-name="T29">hashpos = 0</text:span></text:p></draw:text-box></draw:frame></text:p>
      <text:p text:style-name="P34"/>
      <text:p text:style-name="P32"><text:soft-page-break/><text:span text:style-name="T4">The first loop creates a pseudo-random DAG of values where edges point from a computed value to three <text:s/>previous values it depends on, one of which is the previous memory location, while the </text:span><text:span text:style-name="T54">second is blocklen</text:span><text:span text:style-name="T4"> </text:span><text:span text:style-name="T54">back in</text:span><text:span text:style-name="T4"> memory, </text:span><text:span text:style-name="T54">and the third is </text:span><text:span text:style-name="T4">on average ¼ of the way previous in memory.</text:span></text:p>
      <text:p text:style-name="P34">The second loop <text:span text:style-name="T54">runs quickly compared to the first, and computes the final hash pseudo-randomly from all memory to force an attacker to load all of his parallel memory blocks at once or suffer substantial delays reading from external storage</text:span>.</text:p>
      <text:h text:style-name="P67" text:outline-level="1">The Cost of Cache Timing Attack Resistance</text:h>
      <text:p text:style-name="P21"><text:span text:style-name="T54">The Catena</text:span><text:span text:style-name="T54"><text:bibliography-mark text:identifier="1" text:bibliography-type="techreport" text:author="Christian Forler, Stefan Lucks, and Jakob Wenzel" text:title="Catena: A Memory-ConsumingPassword-Scrambling Framework" text:year="2014">[1]</text:bibliography-mark></text:span><text:span text:style-name="T54"> algorithm is very well designed, and offers an attacker no possibility of using cache timing attacks, since memory is accessed the same way regardless of the password or salt. <text:s/>However, this resistance comes at a significant cost.</text:span></text:p>
      <text:p text:style-name="P52">We have written a pebbling application that attemps to pebble NoelKDF, Catena<text:span text:style-name="T55">-3</text:span>, and what we believe is similar to an Escrypt graph (add reference when there is an Escypt paper available). <text:s/>Pebbling was remarkably successful against NoelKDF and Escrypt, having essentially no recomputation penalties for an attacker using ¼ of the memory, but rapidly increasing after that to the point that pebbling NoelKDFs and Escrypt graphs with 1/8th the memory is impractical with our algorithm. <text:s/>From this we conclude that algorithms like NoelKDF and Escript, when run in cache-timing-resistant mode, suffer from a simple 4X memory reduction attack without increasing runtime.</text:p>
      <text:p text:style-name="P55">In comparison, Catena<text:span text:style-name="T55">-3</text:span> starts with ¼ of the memory requirement compared to the size of the computation DAG, and an attacker is unlikely to succeed while using even one less memory location. <text:s/>Our algorithm pebbles Catena with 0 recomputation penalty for a ¼ pebble coverage just like NoelKDF and Escrypt, but at memlen/4 – 1, the Catena pebbling jumps to a 30X penalty for 1024 node graphs, and the penalty seems to increase linearly with graph size. <text:s/>The default Catena graph size is 2^20, or <text:s/>about 1M nodes.</text:p>
      <text:p text:style-name="P33"><text:span text:style-name="T54">Code for the pebbling application can be found at </text:span><text:a xlink:type="simple" xlink:href="https://github.com/waywardgeek/noelkdf/tree/master/predict"><text:span text:style-name="T54">https://github.com/waywardgeek/noelkdf/tree/master/predict</text:span></text:a></text:p>
      <text:p text:style-name="P56">While NoelKDF gives an attacker no benefit to his time*memory cost at ½ memory in non-cache-resistant mode, in cache-timing-resistant mode NoelKDF gives an attacker a free 4X memory reduction attack essentially with no speed penalty. <text:s/>All an attacker has to do is download the pebbling program and run it to determine when to keep blocks in memory. <text:s/>Because of this, we recommend that algorithms like NoelKDF, when run in cache-timing-resistant mode, also use this attack to save the user <text:span text:style-name="T55">memory just like an attacker will see. <text:s/>This is a considerable complication to a memory-hard KDF. <text:s/>In comparison, Catena-3 is designed to use ¼ of the memory from the beginning, and it does not complicate the algorithm. <text:s/>Our conclusion is that Catena-3 is the natural choice for a cache-timing-resistant KDF</text:span></text:p>
      <text:p text:style-name="P57"><text:span text:style-name="T55">However, that timing resistance comes with a performance penalty. <text:s/>All three algorithms perform one write and one read on average to every node in the DAG, so in theory, with similar implementations, each should run as fast as the other. <text:s/>All three also give an attacker a free 4X memory reduction compared to the DAG size.</text:span></text:p>
      <text:p text:style-name="P57"><text:span text:style-name="T55">However, in non-cache-timing resistant mode, NoelKDF gives an attacker no bonus at the ½ DAG size memory, and severely punishes an attacker who tries to use less with massive recomputations. <text:s/>The time*memory benefit remains very close the full DAG size * full time, especially with the cubed distribution used in NoelKDF, which makes later memory locations far more likely to be accessed at least once. <text:s/>We believe there is not enough TMTO gain available in NoelKDF to be worthwhile to an attacker, and that attacks will simply use the full memory and the full time.</text:span></text:p>
      <text:p text:style-name="P57"><text:soft-page-break/><text:span text:style-name="T55">Accepting that, we believe NoelKDF increases memory usage 4X over Catena. <text:s/>The reason Catena-3's time*memory cost is only about 3.5X over NoelKDF's is because Catena does not need to read or write the final row, saving no memory, but significantly reducing memory bandwidth bottlenecks. <text:s/>When memory bandwidth limited, Catina gets a 1/3 speed advantage </text:span><text:span text:style-name="T56">reducing the time*memory penalty to 3X. <text:s/>As we've seen in our benchmarks, the actual penalty is close to the middle, at 3.5X.</text:span></text:p>
      <text:p text:style-name="P58"><text:span text:style-name="T56">The following benchmarks were run on our quad-core i7 CPU development machine running Arch Linux, using the default install package for scrypt, and the most recent (as of 1/24/14) Catena code, using the waywardgeek branch and catena-multhash-test benchmark. <text:s/>All were run in single-threaded mode.</text:span></text:p>
      <text:p text:style-name="P57"><text:span text:style-name="T56"/></text:p>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64"/>
          </table:table-cell>
          <table:table-cell table:style-name="Table1.A1" office:value-type="string">
            <text:p text:style-name="P65"><text:span text:style-name="T56">Memory</text:span></text:p>
          </table:table-cell>
          <table:table-cell table:style-name="Table1.A1" office:value-type="string">
            <text:p text:style-name="P65"><text:span text:style-name="T56">CPU Time (seconds)</text:span></text:p>
          </table:table-cell>
          <table:table-cell table:style-name="Table1.D1" office:value-type="string">
            <text:p text:style-name="P65"><text:span text:style-name="T56">Time*Memory</text:span></text:p>
          </table:table-cell>
        </table:table-row>
        <table:table-row>
          <table:table-cell table:style-name="Table1.A2" office:value-type="string">
            <text:p text:style-name="P65"><text:span text:style-name="T56">Scrypt</text:span></text:p>
          </table:table-cell>
          <table:table-cell table:style-name="Table1.A2" office:value-type="string">
            <text:p text:style-name="P65"><text:span text:style-name="T56">500MB</text:span></text:p>
          </table:table-cell>
          <table:table-cell table:style-name="Table1.A2" office:value-type="string">
            <text:p text:style-name="P65"><text:span text:style-name="T56">1.8</text:span></text:p>
          </table:table-cell>
          <table:table-cell table:style-name="Table1.D2" office:value-type="string">
            <text:p text:style-name="P65"><text:span text:style-name="T56">1.0X</text:span></text:p>
          </table:table-cell>
        </table:table-row>
        <table:table-row>
          <table:table-cell table:style-name="Table1.A2" office:value-type="string">
            <text:p text:style-name="P65"><text:span text:style-name="T56">Catena-3</text:span></text:p>
          </table:table-cell>
          <table:table-cell table:style-name="Table1.A2" office:value-type="string">
            <text:p text:style-name="P65"><text:span text:style-name="T56">1GB</text:span></text:p>
          </table:table-cell>
          <table:table-cell table:style-name="Table1.A2" office:value-type="string">
            <text:p text:style-name="P65"><text:span text:style-name="T56">1.37</text:span></text:p>
          </table:table-cell>
          <table:table-cell table:style-name="Table1.D2" office:value-type="string">
            <text:p text:style-name="P65"><text:span text:style-name="T56">2.6X</text:span></text:p>
          </table:table-cell>
        </table:table-row>
        <table:table-row>
          <table:table-cell table:style-name="Table1.A2" office:value-type="string">
            <text:p text:style-name="P65"><text:span text:style-name="T56">NoelKDF</text:span></text:p>
          </table:table-cell>
          <table:table-cell table:style-name="Table1.A2" office:value-type="string">
            <text:p text:style-name="P65"><text:span text:style-name="T56">1GB</text:span></text:p>
          </table:table-cell>
          <table:table-cell table:style-name="Table1.A2" office:value-type="string">
            <text:p text:style-name="P65"><text:span text:style-name="T56">0.4</text:span></text:p>
          </table:table-cell>
          <table:table-cell table:style-name="Table1.D2" office:value-type="string">
            <text:p text:style-name="P65"><text:span text:style-name="T56">9X</text:span></text:p>
          </table:table-cell>
        </table:table-row>
      </table:table>
      <text:p text:style-name="P57"><text:span text:style-name="T56"/></text:p>
      <text:p text:style-name="P59"><text:span text:style-name="T56">The Catena3 code used the same exact hash function in rows 2-4 as NoelKDF, while a modified function was designed for row 0, which might explain some of the performance disadvantage. <text:s/>The result falls right in the middle of the 3-4X penalty predicted penalty range for cache-timing-resistant KDFs. <text:s/></text:span><text:span text:style-name="T57">I</text:span><text:span text:style-name="T56"> do not know any way to improve on these results for cache-resistant KDFs at this time, </text:span><text:span text:style-name="T57">and conjecture this may be an inherent limitation in cache-resistant KDFs.</text:span></text:p>
      <text:h text:style-name="Heading_20_1" text:outline-level="1"><text:bookmark-start text:name="__RefHeading__548_729210063"/>Conclusion<text:bookmark-end text:name="__RefHeading__548_729210063"/></text:h>
      <text:h text:style-name="P68" text:outline-level="1"><text:span text:style-name="T57">Intellectual Property Statement</text:span></text:h>
      <text:p text:style-name="P63"><text:span text:style-name="T57">I, Bill Cox, as the NoelKDF author, place noelkdf-ref.c, the algorithm it contains, and all other files and intelectual property associated with this project into the public domain. <text:s/>I will file no patents on any idea used in this project. <text:s/>NoelKDF includes sha.c and sha.h which I copied from the scrypt source code, and which is released under a BSD license.</text:span></text:p>
      <text:p text:style-name="P60"><text:span text:style-name="T57">NoelKDF is and will remain available worldwide on a royalty free basis, and I am unaware of any patent or patent application that covers the use or implementation of the NoelKDF algorithm. </text:span></text:p>
      <text:h text:style-name="P68" text:outline-level="1"><text:span text:style-name="T57">No Hidden Weaknesses</text:span></text:h>
      <text:p text:style-name="P63"><text:span text:style-name="T57">I, Bill Cox, the author of NoelKDF, assert that NoelKDF has no deliberately hidden weakness such as back doors, and I know of no weaknesses other than those discussed in this document. <text:s/>No unusual constants used in the code. <text:s/>An advantage of NoelKDF is that a simple analysis can verify the absence of deliberate weaknesses.</text:span></text:p>
      <text:h text:style-name="P68" text:outline-level="1"><text:span text:style-name="T57">Credits</text:span></text:h>
      <text:p text:style-name="P63"><text:span text:style-name="T57">Alexander, aka Solar Designer, is the primary author of Escript, and enhanced version of scrypt. <text:s/>He has been extremely helpful, and his in depth knowledge of the field and generous time answering questions on the PHC forum have been invaluable. <text:s/>Two ideas he suggested are included in NeolKDF: the parallel</text:span><text:soft-page-break/><text:span text:style-name="T57">ism parameter to allow useful parallelism on purpose, and the possibility of using multiplications serially to compute-time harden NoelKDF. <text:s/>He also advised on how to take best advantage of modern CPU memory architectures and SIMD capabilities. <text:s/>I formally invite him to be an official author of NoelKDF and this paper, even in the future after it is published on the PHC site.</text:span></text:p>
      <text:p text:style-name="P60"><text:span text:style-name="T57">Christian Forler, the primary inventor of Catena, showed how to avoiding timing attacks through fixed addressing access pattern, and how to prove it works through a pebble proof. <text:s/>NoelKDF “borrows” the concept of “garlic” for improved client independent updates. <text:s/>Catena also helped make the concept of server relief mainstream. <text:s/>I also formally invite Christian Forler to be an official author of NoelKDF and this paper, even in the future after it is published on the PHC site.</text:span></text:p>
      <text:p text:style-name="P61"><text:span text:style-name="T57">Scrypt is the basis for NoelKDF. <text:s/>Scrypt is an outstanding advance in KDFs, and many ideas have been carried over. <text:s/></text:span><text:span text:style-name="T58">I thank Colin Percival for the excellent work on scrypt, and for all the ideas from scrypt that I borrowed. <text:s/>While I doubt he would be interested in contributing to this paper, he is also welcome.</text:span></text:p>
      <text:p text:style-name="Normal-tex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9">1: Christian Forler, Stefan Lucks, and Jakob Wenzel, Catena: A Memory-ConsumingPassword-Scrambling Framework, 2014</text:p>
          <text:p text:style-name="P39">2: COLIN PERCIVAL, STRONGER KEY DERIVATION VIA SEQUENTIALMEMORY-HARD FUNCTIONS, </text:p>
        </text:index-body>
      </text:bibliography>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0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2</text:chapter>. <text:chapter text:display="name" text:outline-level="1">Algorithm Specification</text:chapter></text:p>
      </style:header>
      <style:footer>
        <text:p text:style-name="MP3"><text:page-number text:select-page="current">5</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38</meta:editing-cycles>
    <meta:editing-duration>P1DT7H40M31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25T11:27:07.82</dc:date>
    <meta:document-statistic meta:table-count="1" meta:image-count="0" meta:object-count="1" meta:page-count="9" meta:paragraph-count="134" meta:word-count="3157" meta:character-count="19998" meta:non-whitespace-character-count="16699"/>
    <meta:user-defined meta:name="Info 2"/>
    <meta:user-defined meta:name="Info 3"/>
    <meta:user-defined meta:name="Info 4"/>
    <meta:user-defined meta:name="License">&lt;a href=" http://www.gnu.org/licenses/lgpl.html"&gt;LGPL&lt;/a&gt;</meta:user-defined>
  </office:meta>
</office:document-meta>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